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1000000589F56A8AC58C091E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1" svg:font-family="'Nimbus Roman No9 L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rticulado" style:family="table">
      <style:table-properties style:width="15cm" table:align="margins" style:may-break-between-rows="false"/>
    </style:style>
    <style:style style:name="Articulado.A" style:family="table-column">
      <style:table-column-properties style:column-width="1.588cm" style:rel-column-width="6935*"/>
    </style:style>
    <style:style style:name="Articulado.B" style:family="table-column">
      <style:table-column-properties style:column-width="13.413cm" style:rel-column-width="58600*"/>
    </style:style>
    <style:style style:name="Articulado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Encabezado">
      <style:text-properties officeooo:rsid="00379c11" officeooo:paragraph-rsid="00379c11"/>
    </style:style>
    <style:style style:name="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P5" style:family="paragraph" style:parent-style-name="Standard">
      <style:text-properties officeooo:paragraph-rsid="001ac289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Nimbus Roman No9 L1" fo:font-size="12pt" fo:font-style="normal" fo:text-shadow="none" style:text-underline-style="none" fo:font-weight="normal" officeooo:paragraph-rsid="00296af3" style:font-size-asian="12pt" style:font-style-asian="normal" style:font-weight-asian="normal" style:font-name-complex="Nimbus Roman No9 L1" style:font-size-complex="12pt" style:font-style-complex="normal" style:font-weight-complex="normal" style:text-overline-style="none" style:text-overline-color="font-color"/>
    </style:style>
    <style:style style:name="P7" style:family="paragraph" style:parent-style-name="Leyenda_20_sanción">
      <style:text-properties officeooo:paragraph-rsid="00283194"/>
    </style:style>
    <style:style style:name="P8" style:family="paragraph" style:parent-style-name="Leyenda_20_sanción">
      <style:text-properties officeooo:rsid="00379c11" officeooo:paragraph-rsid="00379c11"/>
    </style:style>
    <style:style style:name="P9" style:family="paragraph" style:parent-style-name="Texto_20_normas">
      <style:paragraph-properties fo:margin-left="0cm" fo:margin-right="0cm" fo:text-indent="0cm" style:auto-text-indent="false"/>
    </style:style>
    <style:style style:name="P10" style:family="paragraph" style:parent-style-name="Texto_20_normas">
      <style:text-properties officeooo:rsid="002323eb" officeooo:paragraph-rsid="002323eb"/>
    </style:style>
    <style:style style:name="P11" style:family="paragraph" style:parent-style-name="Descripción_20_Sintética" style:master-page-name="">
      <loext:graphic-properties draw:fill="none"/>
      <style:paragraph-properties fo:margin-left="5.399cm" fo:margin-right="0cm" fo:margin-top="0cm" fo:margin-bottom="1cm" loext:contextual-spacing="false" fo:text-align="justify" style:justify-single-word="false" fo:text-indent="-5.399cm" style:auto-text-indent="false" style:page-number="auto" fo:background-color="transparent">
        <style:tab-stops>
          <style:tab-stop style:position="6.001cm"/>
        </style:tab-stops>
      </style:paragraph-properties>
      <style:text-properties officeooo:paragraph-rsid="002323eb"/>
    </style:style>
    <style:style style:name="P12" style:family="paragraph" style:parent-style-name="Títulos_20_normas">
      <style:text-properties officeooo:rsid="002323eb" officeooo:paragraph-rsid="002323eb"/>
    </style:style>
    <style:style style:name="P13" style:family="paragraph" style:parent-style-name="Texto_20_articulado">
      <style:text-properties officeooo:paragraph-rsid="003c67c1"/>
    </style:style>
    <style:style style:name="P14" style:family="paragraph" style:parent-style-name="Texto_20_articulado">
      <style:text-properties officeooo:rsid="003c8789" officeooo:paragraph-rsid="003c8789"/>
    </style:style>
    <style:style style:name="P15" style:family="paragraph" style:parent-style-name="Texto_20_normas">
      <style:text-properties officeooo:paragraph-rsid="003ea3d9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officeooo:rsid="001d9497"/>
    </style:style>
    <style:style style:name="T4" style:family="text">
      <style:text-properties officeooo:rsid="00296af3"/>
    </style:style>
    <style:style style:name="T5" style:family="text">
      <style:text-properties officeooo:rsid="0031781d"/>
    </style:style>
    <style:style style:name="T6" style:family="text">
      <style:text-properties officeooo:rsid="00379c11"/>
    </style:style>
    <style:style style:name="T7" style:family="text">
      <style:text-properties officeooo:rsid="0038372d"/>
    </style:style>
    <style:style style:name="T8" style:family="text">
      <style:text-properties officeooo:rsid="003ad338"/>
    </style:style>
    <style:style style:name="T9" style:family="text">
      <style:text-properties officeooo:rsid="003c67c1"/>
    </style:style>
    <style:style style:name="T10" style:family="text">
      <style:text-properties officeooo:rsid="003ea3d9"/>
    </style:style>
    <style:style style:name="T11" style:family="text">
      <style:text-properties officeooo:rsid="003f6a18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ítulo_20_general"><text:span text:style-name="T6">ORDENANZA</text:span> N.º <text:span text:style-name="T7">3045-CM-19</text:span></text:p>
      <text:p text:style-name="P11">DESCRI<text:span text:style-name="T3">P</text:span>CIÓN SINTÉTICA: SE APRUEBA CONVENIO CON LA COMISIÓN DE PROMOCIÓN DE SECTOR FORESTO INDUSTRIAL</text:p>
      <text:p text:style-name="Títulos_20_normas">ANTECEDENTES</text:p>
      <text:p text:style-name="P15">Carta Orgánica Municipal, artículos 38º, 105º, 132º y 194º.</text:p>
      <text:p text:style-name="Texto_20_normas">Ordenanza 257-C-89: Régimen de contrataciones y servicios públicos. </text:p>
      <text:p text:style-name="Texto_20_normas">Ordenanza 2584-CM-14: Se crea la Comisión de Promoción del Sector Foresto Industrial.</text:p>
      <text:p text:style-name="Texto_20_normas">Ordenanza 2860-CM-17: Aprueba convenio con la Comisión de Promoción del Sector Foresto Industrial para programa Plan Calor 2017.</text:p>
      <text:p text:style-name="Texto_20_normas">Convenio entre la Municipalidad de San Carlos de Bariloche y la Comisión de Promoción del Sector Foresto Industrial.</text:p>
      <text:p text:style-name="P12">FUNDAMENTOS</text:p>
      <text:p text:style-name="P10">Como todos los años la Municipalidad de San Carlos de Bariloche lleva adelante el Plan Calor, programa municipal que consiste en entregas periódicas de leña a lo largo de la época invernal para que las familias de los sectores más vulnerables puedan calefaccionar sus hogares y suplir así la falta de acceso a la re<text:span text:style-name="T10">d</text:span> de gas natural.</text:p>
      <text:p text:style-name="P10">Aproximadamente son 4000 las familias de distintos barrios de la ciudad que resultan beneficiarias del Plan Calor 2019.</text:p>
      <text:p text:style-name="P10"><text:soft-page-break/>A través de la ordenanza 2584-CM-14 se creó la Comisión de Promoción del Sector Foresto Industrial con el objetivo de realizar acciones tendientes a dinamizar la actividad forestal a través de prácticas sustentables y ecológicamente responsables, promoviendo el sector productivo forestal y toda la cadena de valor que est<text:span text:style-name="T11">a</text:span> actividad productiva supone. La comisión debe articular, gestionar y administrar proyectos para la dinamización del Sector Foresto Industrial.</text:p>
      <text:p text:style-name="P10">La comisión está conformada por organismos municipales, provinciales y nacionales, así como por productores locales y entre sus atribuciones se encuentra la de confeccionar convenios para el cumplimiento de sus objetivos.</text:p>
      <text:p text:style-name="P10">Por <text:span text:style-name="T9">tercer</text:span> año consecutivo se ha llevado adelante la firma de un convenio entre la Municipalidad de San Carlos de Bariloche y la Comisión de Promoción del Sector Foresto Industrial con el fin de que los productores de las cuencas aledañas a Bariloche sean proveedores de leña para el Plan Calor 2019. La intención del convenio es que sean los productores locales quienes cubran la demanda en su totalidad.</text:p>
      <text:p text:style-name="P10">La firma del convenio se encuentra en línea <text:span text:style-name="T11">con</text:span> la necesidad de impulsar y dinamizar el sector foresto industrial en la región y apunta asimismo a diversificar las actividades económicas y productivas en la ciudad. De esta manera, además se favorece el producto local y genera empleo.</text:p>
      <text:p text:style-name="P10">Para formalizar la provisión de la madera para el Plan Calor 2019 por parte de productores radicados en las cuencas productivas aledañas a Bariloche, dentro de la Provincia de Río Negro, se realizó la firma de un convenio entre la Municipalidad de San Carlos de Bariloche y la Comisión de Promoción del Sector Foresto Industrial. Como estable<text:span text:style-name="T11">ce</text:span> la Carta <text:span text:style-name="T11">O</text:span>rgánica Municipal en el artículo 37º, es deber <text:span text:style-name="T11">y atribución</text:span> del Concejo Municipal autorizar convenios, razón de ser de la presente ordenanza.</text:p>
      <text:p text:style-name="Autores">AUTOR: Intendente Municipal, Gustavo Gennuso.</text:p>
      <text:p text:style-name="Colaboradores">COLABORADORES: Jefe de Gabinete, Marcos Barberis; Secretario de Hacienda, Diego Quintana y Subsecretario de Coordinación de Políticas Sociales, Juan Pablo Ferrari.</text:p>
      <text:p text:style-name="Leyenda_20_aprobación"><text:soft-page-break/>El proyecto original N.º <text:span text:style-name="T8">1168</text:span>/<text:span text:style-name="T8">19, con las modificaciones introducidas, </text:span>fue aprobado en la sesión del día <text:span text:style-name="T8">25</text:span> de <text:span text:style-name="T8">abril</text:span> de 201<text:span text:style-name="T5">9</text:span>, según consta en el Acta N.º <text:span text:style-name="T8">1112</text:span>/<text:span text:style-name="T8">19</text:span>. Por ello, en ejercicio de las atribuciones que le otorga el Art.38 de la Carta Orgánica Municipal,</text:p>
      <text:p text:style-name="P7">EL CONCEJO MUNICIPAL DE SAN CARLOS DE BARILOCHE SANCIONA CON CARÁCTER DE </text:p>
      <text:p text:style-name="P8">ORDENANZA</text:p>
      <table:table table:name="Articulado" table:style-name="Articulado">
        <table:table-column table:style-name="Articulado.A"/>
        <table:table-column table:style-name="Articulado.B"/>
        <table:table-row>
          <table:table-cell table:style-name="Articulado.A1" office:value-type="string">
            <text:p text:style-name="P6">Art. <text:span text:style-name="T4">1</text:span>°)</text:p>
          </table:table-cell>
          <table:table-cell table:style-name="Articulado.A1" office:value-type="string">
            <text:p text:style-name="Texto_20_articulado">Se aprueba el convenio entre la Municipalidad de San Carlos de Bariloche y la Comisión de Promoción del Sector Foresto Industrial para el programa Plan Calor 2019, celebrado el 1<text:span text:style-name="T9">8</text:span> de <text:span text:style-name="T9">febrero</text:span> de 2019, que se adjunta como Anexo I de la presente.</text:p>
          </table:table-cell>
        </table:table-row>
        <table:table-row>
          <table:table-cell table:style-name="Articulado.A1" office:value-type="string">
            <text:p text:style-name="P6">Art. <text:span text:style-name="T4">2</text:span>°)</text:p>
          </table:table-cell>
          <table:table-cell table:style-name="Articulado.A1" office:value-type="string">
            <text:p text:style-name="P14">Los fondos utilizados por el Municipio para el pago de la compra de leña serán propios, correspondientes a la partida presupuestaria 1.03.2.72.096.2 del Plan Calor.</text:p>
          </table:table-cell>
        </table:table-row>
        <table:table-row>
          <table:table-cell table:style-name="Articulado.A1" office:value-type="string">
            <text:p text:style-name="P6">Art. <text:span text:style-name="T4">3</text:span>°)</text:p>
          </table:table-cell>
          <table:table-cell table:style-name="Articulado.A1" office:value-type="string">
            <text:p text:style-name="P13">La presente ordenanza entrará en vigencia a partir de su fecha de promulgación.</text:p>
          </table:table-cell>
        </table:table-row>
        <table:table-row>
          <table:table-cell table:style-name="Articulado.A1" office:value-type="string">
            <text:p text:style-name="P6">Art. <text:span text:style-name="T9">4</text:span>°)</text:p>
          </table:table-cell>
          <table:table-cell table:style-name="Articulado.A1" office:value-type="string">
            <text:p text:style-name="P13">Comuníquese. Publíquese en el Boletín Oficial. Cumplido, archívese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1" svg:font-family="'Nimbus Roman No9 L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imbus Roman No9 L" fo:font-family="'Nimbus Roman No9 L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s" style:family="paragraph">
      <style:text-properties style:font-name="Nimbus Roman No9 L" fo:font-family="'Nimbus Roman No9 L'" style:font-style-name="Normal" style:font-family-generic="roman" style:font-pitch="variable"/>
    </style:style>
    <style:style style:name="Encabezado" style:family="paragraph" style:parent-style-name="Normas">
      <style:paragraph-properties fo:text-align="center" style:justify-single-word="false"/>
    </style:style>
    <style:style style:name="Título_20_general" style:display-name="Título general" style:family="paragraph" style:parent-style-name="Normas" style:master-page-name="">
      <style:paragraph-properties fo:margin-top="0cm" fo:margin-bottom="1cm" loext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ipción_20_Sintética" style:display-name="Descripción Sintética" style:family="paragraph" style:parent-style-name="Normas" style:master-page-name="">
      <style:paragraph-properties fo:margin-left="5.6cm" fo:margin-right="0cm" fo:margin-top="0cm" fo:margin-bottom="1cm" loext:contextual-spacing="false" fo:text-align="justify" style:justify-single-word="false" fo:text-indent="-5.6cm" style:auto-text-indent="false" style:page-number="auto">
        <style:tab-stops>
          <style:tab-stop style:position="6.001cm"/>
        </style:tab-stops>
      </style:paragraph-properties>
    </style:style>
    <style:style style:name="Texto_20_normas" style:display-name="Texto normas" style:family="paragraph" style:parent-style-name="Normas" style:auto-update="true" style:master-page-name="">
      <style:paragraph-properties fo:margin-left="0cm" fo:margin-right="0cm" fo:margin-top="0cm" fo:margin-bottom="0.499cm" loext:contextual-spacing="false" fo:text-align="justify" style:justify-single-word="false" fo:orphans="4" fo:widows="4" fo:text-indent="0.499cm" style:auto-text-indent="false" style:page-number="auto" fo:keep-with-next="auto"/>
    </style:style>
    <style:style style:name="Títulos_20_normas" style:display-name="Títulos normas" style:family="paragraph" style:parent-style-name="Normas" style:next-style-name="Texto_20_normas" style:master-page-name="">
      <style:paragraph-properties fo:margin-top="0.499cm" fo:margin-bottom="0.499cm" loext:contextual-spacing="false" style:page-number="auto"/>
    </style:style>
    <style:style style:name="Autores" style:family="paragraph" style:parent-style-name="Normas" style:master-page-name="">
      <style:paragraph-properties fo:margin-left="2.3cm" fo:margin-right="0cm" fo:margin-top="0cm" fo:margin-bottom="1cm" loext:contextual-spacing="false" fo:text-align="justify" style:justify-single-word="false" fo:text-indent="-2.3cm" style:auto-text-indent="false" style:page-number="auto">
        <style:tab-stops/>
      </style:paragraph-properties>
    </style:style>
    <style:style style:name="Colaboradores" style:family="paragraph" style:parent-style-name="Normas" style:master-page-name="">
      <style:paragraph-properties fo:margin-left="4.001cm" fo:margin-right="0cm" fo:margin-top="0cm" fo:margin-bottom="1cm" loext:contextual-spacing="false" fo:text-align="justify" style:justify-single-word="false" fo:text-indent="-4.001cm" style:auto-text-indent="false" style:page-number="auto">
        <style:tab-stops/>
      </style:paragraph-properties>
    </style:style>
    <style:style style:name="Leyenda_20_sanción" style:display-name="Leyenda sanción" style:family="paragraph" style:parent-style-name="Normas" style:master-page-name="">
      <style:paragraph-properties fo:margin-left="2cm" fo:margin-right="2cm" fo:margin-top="0cm" fo:margin-bottom="0.3cm" loext:contextual-spacing="false" fo:text-align="center" style:justify-single-word="false" fo:text-indent="0cm" style:auto-text-indent="false" style:page-number="auto"/>
    </style:style>
    <style:style style:name="Leyenda_20_aprobación" style:display-name="Leyenda aprobación" style:family="paragraph" style:parent-style-name="Normas">
      <style:paragraph-properties fo:margin-top="1cm" fo:margin-bottom="1cm" loext:contextual-spacing="false" fo:text-align="center" style:justify-single-word="false"/>
    </style:style>
    <style:style style:name="Texto_20_articulado" style:display-name="Texto articulado" style:family="paragraph" style:parent-style-name="Normas" style:master-page-name="">
      <loext:graphic-properties draw:fill="none" draw:fill-color="#729fcf"/>
      <style:paragraph-properties fo:margin-top="0cm" fo:margin-bottom="0.499cm" loext:contextual-spacing="false" fo:text-align="justify" style:justify-single-word="false" style:page-number="auto"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cm" fo:break-before="page" table:align="left" style:writing-mode="lr-tb"/>
    </style:style>
    <style:style style:name="Tabla2.A" style:family="table-column">
      <style:table-column-properties style:column-width="5.182cm"/>
    </style:style>
    <style:style style:name="Tabla2.B" style:family="table-column">
      <style:table-column-properties style:column-width="4.579cm"/>
    </style:style>
    <style:style style:name="Tabla2.C" style:family="table-column">
      <style:table-column-properties style:column-width="5.239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Encabezado">
      <style:text-properties officeooo:rsid="00379c11" officeooo:paragraph-rsid="00379c11"/>
    </style:style>
    <style:style style:name="M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M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M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MP5" style:family="paragraph" style:parent-style-name="Standard">
      <style:text-properties officeooo:paragraph-rsid="001ac289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4.85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Encabezado">DCLE</text:p>
            </table:table-cell>
            <table:table-cell table:style-name="Tabla2.A1" office:value-type="string">
              <text:p text:style-name="MP1">ORDENANZA</text:p>
            </table:table-cell>
            <table:table-cell table:style-name="Tabla2.C1" office:value-type="string">
              <text:p text:style-name="MP2"/>
              <text:p text:style-name="MP3"><draw:frame draw:style-name="Mfr1" draw:name="Imagen1" text:anchor-type="char" svg:y="-0.146cm" svg:width="4.355cm" svg:height="1.326cm" draw:z-index="2"><draw:image xlink:href="Pictures/10000000000000F1000000589F56A8AC58C091E5.jpg" xlink:type="simple" xlink:show="embed" xlink:actuate="onLoad" loext:mime-type="image/jpeg"/></draw:frame></text:p>
              <text:p text:style-name="MP3"/>
              <text:p text:style-name="MP3"/>
              <text:p text:style-name="MP4"/>
              <text:p text:style-name="Encabezado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4:24:06.061518944</meta:creation-date>
    <meta:generator>LibreOffice/6.2.1.2$Linux_X86_64 LibreOffice_project/7bcb35dc3024a62dea0caee87020152d1ee96e71</meta:generator>
    <meta:editing-duration>PT24M30S</meta:editing-duration>
    <meta:editing-cycles>9</meta:editing-cycles>
    <meta:initial-creator>Joaquín Pino Suarez</meta:initial-creator>
    <dc:date>2019-04-29T10:23:04.640941164</dc:date>
    <dc:creator>Joaquín Pino Suarez</dc:creator>
    <meta:document-statistic meta:table-count="2" meta:image-count="1" meta:object-count="0" meta:page-count="3" meta:paragraph-count="32" meta:word-count="649" meta:character-count="4140" meta:non-whitespace-character-count="3521"/>
  </office:meta>
</office:document-meta>
</file>